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3.082cm" style:rel-column-width="1747*"/>
    </style:style>
    <style:style style:name="表格1.B" style:family="table-column">
      <style:table-column-properties style:column-width="4.618cm" style:rel-column-width="2618*"/>
    </style:style>
    <style:style style:name="表格1.C" style:family="table-column">
      <style:table-column-properties style:column-width="6.165cm" style:rel-column-width="3495*"/>
    </style:style>
    <style:style style:name="表格1.D" style:family="table-column">
      <style:table-column-properties style:column-width="3.134cm" style:rel-column-width="1777*"/>
    </style:style>
    <style:style style:name="表格1.A1" style:family="table-cell" style:data-style-name="N5100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D1" style:family="table-cell" style:data-style-name="N5100">
      <style:table-cell-properties style:vertical-align="middle" fo:background-color="transparent" fo:padding="0.097cm" fo:border="0.05pt solid #000000">
        <style:background-image/>
      </style:table-cell-properties>
    </style:style>
    <style:style style:name="表格1.A2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A3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B3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C3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A4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A5" style:family="table-cell" style:data-style-name="N5100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Heading">
      <style:text-properties style:language-asian="zh" style:country-asian="CN"/>
    </style:style>
    <style:style style:name="P2" style:family="paragraph" style:parent-style-name="Heading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Standard" style:list-style-name="L1"/>
    <style:style style:name="P4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Office报表引擎标题：$title</text:p>
      <text:h text:style-name="P4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A1" office:value-type="float" office:value="0">
            <text:p text:style-name="Table_20_Heading">年龄</text:p>
          </table:table-cell>
          <table:table-cell table:style-name="表格1.D1" table:number-rows-spanned="4" office:value-type="float" office:value="0">
            <text:p text:style-name="P1">合并的格子</text:p>
          </table:table-cell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foreach($e in $orm_employee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3" office:value-type="float" office:value="0">
            <text:p text:style-name="Table_20_Contents"><text:placeholder text:placeholder-type="text">&lt;$e.Name&gt;</text:placeholder></text:p>
          </table:table-cell>
          <table:table-cell table:style-name="表格1.B3" office:value-type="float" office:value="0">
            <text:p text:style-name="Table_20_Contents"><text:placeholder text:placeholder-type="text">&lt;$e.Address&gt;</text:placeholder></text:p>
          </table:table-cell>
          <table:table-cell table:style-name="表格1.C3" office:value-type="float" office:value="0">
            <text:p text:style-name="Table_20_Contents"><text:placeholder text:placeholder-type="text">&lt;$e.Age&gt;</text:placeholder></text:p>
          </table:table-cell>
          <table:covered-table-cell/>
        </table:table-row>
        <table:table-row>
          <table:table-cell table:style-name="表格1.A4" table:number-columns-spanned="3" office:value-type="float" office:value="0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5" table:number-columns-spanned="4" office:value-type="float" office:value="0">
            <text:p text:style-name="Table_20_Contents">测试格子，生成以后的报表需能看到这些文字</text:p>
          </table:table-cell>
          <table:covered-table-cell/>
          <table:covered-table-cell/>
          <table:covered-table-cell/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#foreach($e in $orm_employees)&gt;</text:placeholder></text:p>
      <text:list xml:id="list34203991" text:style-name="L1">
        <text:list-item>
          <text:p text:style-name="P3"><text:placeholder text:placeholder-type="text">&lt;$e.Name&gt;</text:placeholder></text:p>
        </text:list-item>
      </text:list>
      <text:p text:style-name="Text_20_body"><text:placeholder text:placeholder-type="text">&lt;#en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7M</meta:editing-duration>
    <meta:editing-cycles>131</meta:editing-cycles>
    <meta:generator>LibreOffice/3.4$Win32 LibreOffice_project/340m1$Build-12</meta:generator>
    <dc:date>2011-10-06T14:09:37.87</dc:date>
    <meta:document-statistic meta:table-count="1" meta:image-count="0" meta:object-count="0" meta:page-count="1" meta:paragraph-count="15" meta:word-count="23" meta:character-count="183" meta:non-whitespace-character-count="179"/>
    <meta:user-defined meta:name="Info 1"/>
    <meta:user-defined meta:name="Info 2"/>
    <meta:user-defined meta:name="Info 3"/>
    <meta:user-defined meta:name="Info 4"/>
  </office:meta>
</office:document-meta>
</file>